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800000" fo:font-size="15pt" style:font-size-asian="15pt" style:font-size-complex="15pt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 style:list-style-name="L1"/>
    <style:style style:name="T1" style:family="text">
      <style:text-properties fo:font-style="italic" style:text-underline-style="none" style:font-style-asian="italic" style:font-style-complex="italic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800000"/>
    </style:style>
    <style:style style:name="T4" style:family="text">
      <style:text-properties fo:color="#800000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RANDET Jérémy </text:p>
      <text:p text:style-name="Standard">MARTINS Steven </text:p>
      <text:p text:style-name="P2">Projet Réseaux licence pro 02/2015</text:p>
      <text:p text:style-name="Standard"/>
      <text:p text:style-name="Standard"/>
      <text:p text:style-name="P3">Description de l'archive :</text:p>
      <text:p text:style-name="Standard"><text:tab/><text:span text:style-name="T1">Manuel :</text:span> contient des captures d'écran des tests du programme, des images de l'arborescence du projet ainsi que le manuel d'utilisation</text:p>
      <text:p text:style-name="Standard"><text:tab/><text:span text:style-name="T1">public_html :</text:span> contient les scripts PHP pour les requetes POST et GET</text:p>
      <text:p text:style-name="Standard"><text:tab/><text:span text:style-name="T1">Sources : </text:span>contient une copie des fichiers sources du programme (.java et .c)</text:p>
      <text:p text:style-name="Standard"><text:tab/><text:span text:style-name="T1">Eclipse :</text:span> contient le projet Eclipse</text:p>
      <text:p text:style-name="Standard"/>
      <text:p text:style-name="Standard"/>
      <text:p text:style-name="P1"><text:tab/><text:span text:style-name="T3">Partie serveur JAVA + serveur Http </text:span></text:p>
      <text:p text:style-name="Standard"><text:span text:style-name="T4"/></text:p>
      <text:p text:style-name="Standard"><text:span text:style-name="T2">Introduire</text:span> le projet : </text:p>
      <text:p text:style-name="Standard"/>
      <text:p text:style-name="Standard"><text:tab/>-Ouvrir Eclipse </text:p>
      <text:p text:style-name="Standard"><text:tab/>-Faire : File/New/JavaProject </text:p>
      <text:p text:style-name="Standard"><text:tab/>-Pour le workspace, sélectionner le dossier contenant le projet = «CalculatriceMARTINS-GRANDET»</text:p>
      <text:p text:style-name="Standard"><text:tab/>-Le nom du projet a été automatiquement renseigné comme celui du dossier</text:p>
      <text:p text:style-name="Standard"><text:tab/>-Cliquer sur «finish», votre projet est ajouté.</text:p>
      <text:p text:style-name="Standard"><text:tab/>-Placer le dossier "public_html" (contenue dans l'archive) à la racine de votre home ou dans le dossier «www» <text:s/>pour qu'il soit pris en compte par le serveur http.</text:p>
      <text:p text:style-name="Standard"/>
      <text:p text:style-name="Standard"><text:tab/>Le projet est introduit et prêt à être exécuté: </text:p>
      <text:p text:style-name="Standard"/>
      <text:p text:style-name="Standard"><text:tab/>1-Lancer le serveur via Run / Serveur </text:p>
      <text:p text:style-name="Standard"><text:tab/>2-Lancer le client via Run / Client (Répéter cette étape pour lancer plusieurs clients) </text:p>
      <text:p text:style-name="Standard">Remarque : toujours lancer le serveur avant les clients.</text:p>
      <text:p text:style-name="Standard"/>
      <text:p text:style-name="Standard"><text:span text:style-name="T2">Utiliser</text:span> le projet dans la console Eclipse : </text:p>
      <text:p text:style-name="Standard"/>
      <text:p text:style-name="Standard"><text:tab/>-Renseigner un type d'opération via le numéro associé puis taper sur entrer </text:p>
      <text:p text:style-name="Standard"><text:tab/>-Renseigner l'un après l'autre les deux nombres voulus en tapant sur entrer </text:p>
      <text:p text:style-name="Standard"/>
      <text:p text:style-name="Standard"><text:tab/>Faites autant d'opérations que vous le souhaitez sur un ou plusieurs clients à la fois, attention les division par 0 sont interdites! Voir capture d'écran des tests.</text:p>
      <text:p text:style-name="Standard"/>
      <text:p text:style-name="Standard"><text:tab/>Le fichier de configuration pour changer les constantes (ports et chemins des scripts php) est situé dans conf/Conf. </text:p>
      <text:p text:style-name="Standard"/>
      <text:p text:style-name="Standard"/>
      <text:p text:style-name="P1"><text:span text:style-name="T3">Partie Client C</text:span></text:p>
      <text:p text:style-name="Standard"><text:tab/></text:p>
      <text:p text:style-name="Standard"><text:tab/>-Ouvrer le terminal et placer vous dans le dossier contenant le clientC.c</text:p>
      <text:p text:style-name="Standard"><text:tab/>-Compiler en ligne de commande : gcc clientC.c -o clientC ou via un IDE.</text:p>
      <text:p text:style-name="Standard"><text:tab/>-Exécuter le programme : ./clientC</text:p>
      <text:p text:style-name="Standard"><text:soft-page-break/><text:tab/>-Renseigner le premier nombre puis taper sur entrer </text:p>
      <text:p text:style-name="Standard"><text:tab/>-Renseigner un type d'opération via les touches : «/», «*», «+», «-», puis taper sur entrer</text:p>
      <text:p text:style-name="Standard"><text:tab/>-Renseigner le deuxième nombre puis taper sur entrer </text:p>
      <text:p text:style-name="Standard"/>
      <text:p text:style-name="Standard">Remarque : pour renseigner un nombre à virgule, taper un «.» comme séparateur entre la partie entière et décimale.</text:p>
      <text:p text:style-name="Standard"/>
      <text:p text:style-name="Standard"><text:tab/>Faites autant d'opérations que vous le souhaitez sur un ou plusieurs clients à la fois, attention les division par 0 sont interdites! Voir capture d'écran des tests.</text:p>
      <text:p text:style-name="Standard"/>
      <text:p text:style-name="Standard"><text:tab/>Le fichier de configuration pour changer les constantes (ports et chemins des scripts php) est situé en haut du fichier «clientC.c».</text:p>
      <text:p text:style-name="Standard"/>
      <text:p text:style-name="P3">Commentaires :</text:p>
      <text:p text:style-name="Standard"><text:tab/>Tout les parties ont été testées :</text:p>
      <text:list xml:id="list487858660" text:style-name="L1">
        <text:list-item>
          <text:list>
            <text:list-item>
              <text:list>
                <text:list-item>
                  <text:p text:style-name="P4">synchronisation entre le serveur et plusieurs clients java et/ou C</text:p>
                </text:list-item>
                <text:list-item>
                  <text:p text:style-name="P4">contrôle de la saisie utilisateur</text:p>
                </text:list-item>
                <text:list-item>
                  <text:p text:style-name="P4">gestion des exceptions côté java et des code d'erreur côté C</text:p>
                </text:list-item>
                <text:list-item>
                  <text:p text:style-name="P4">division par 0</text:p>
                </text:list-item>
                <text:list-item>
                  <text:p text:style-name="P4">nombre à virgule flottante</text:p>
                </text:list-item>
              </text:list>
            </text:list-item>
          </text:list>
        </text:list-item>
      </text:list>
      <text:p text:style-name="Standard"><text:tab/>(mise à part la partie envoi des requêtes GET et POST du clientC faute de temps.)</text:p>
      <text:list xml:id="list881804215" text:continue-numbering="true" text:style-name="L1">
        <text:list-item>
          <text:list>
            <text:list-item>
              <text:list>
                <text:list-header>
                  <text:p text:style-name="P4"/>
                </text:list-header>
              </text:list>
            </text:list-item>
          </text:list>
        </text:list-item>
      </text:list>
      <text:p text:style-name="Standard"><text:tab/>Toutes les parties testées sont fonctionnell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2T10:56:42</meta:creation-date>
    <dc:date>2015-02-06T15:22:12</dc:date>
    <meta:editing-duration>PT2H26M34S</meta:editing-duration>
    <meta:editing-cycles>28</meta:editing-cycles>
    <meta:generator>LibreOffice/3.5$Linux_x86 LibreOffice_project/350m1$Build-2</meta:generator>
    <dc:creator>steven </dc:creator>
    <meta:document-statistic meta:table-count="0" meta:image-count="0" meta:object-count="0" meta:page-count="2" meta:paragraph-count="45" meta:word-count="456" meta:character-count="2805" meta:non-whitespace-character-count="2352"/>
  </office:meta>
</office:document-meta>
</file>